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style:style style:name="P12" style:family="paragraph" style:parent-style-name="Standard" style:list-style-name="L1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changes avec les autres ===============</text:p>
      <text:p text:style-name="Standard">(Un marin se repose, les deux autres travaillent. Quart de 8h).</text:p>
      <text:p text:style-name="Standard"/>
      <text:p text:style-name="Standard">* Flano &amp; Ethia</text:p>
      <text:p text:style-name="Standard"><text:tab/>Les deux parlent ensemble d'aventure dans le bassin.</text:p>
      <text:p text:style-name="Standard"><text:tab/>Ils en ont marre tous les deux de faire Pydemian - BriseWyrm.</text:p>
      <text:p text:style-name="Standard"><text:tab/>Ethia aimerait visiter Ilzagal et découvrir les mages et s'y améliorer. On les y traite bien.</text:p>
      <text:p text:style-name="Standard"><text:tab/>Flano aimerait visiter l'Ile des Guerisseurs. Il a vu trop de maladie enfant, il y a 10 ans.</text:p>
      <text:p text:style-name="Standard"><text:tab/>Ils craignent les pirates et Akebhé.</text:p>
      <text:p text:style-name="Standard"><text:tab/>Ethia se demande pourquoi Medelmerick deteste autant Akebhé. Flano parle d'esclavage.</text:p>
      <text:p text:style-name="Standard"/>
      <text:p text:style-name="Standard">* Medelmerick &amp; Flano </text:p>
      <text:p text:style-name="Standard"><text:tab/>Medelmerick veut tout expliquer ou montrer à Flano, qui s'agace.</text:p>
      <text:p text:style-name="Standard"><text:tab/>Rien ne semble bon pour Medelmerick quand Flano fait quelque chose.</text:p>
      <text:p text:style-name="Standard"><text:tab/>Quand Flano parle d'aventure, Medelmerick parle de sécurité.</text:p>
      <text:p text:style-name="Standard"><text:tab/>Flano parle de l'Ile des Guerisseurs: Medelmerick trouve qu'il est trop tot.</text:p>
      <text:p text:style-name="Standard"><text:tab/>Flano et Medelmerick parlent de leur mère / femme ou d'une femme non identifiée (Dialla).</text:p>
      <text:p text:style-name="Standard"><text:tab/>Grand silence géné entre les deux. Soupir de Flano.</text:p>
      <text:p text:style-name="Standard"/>
      <text:p text:style-name="Standard">* Medelmerick &amp; Ethia.</text:p>
      <text:p text:style-name="Standard"><text:tab/>Ethia utilise sa Main du Mage pour faire son travail, ca agace Medelmerick.</text:p>
      <text:p text:style-name="Standard"><text:tab/>Ethia chante à tue-tête, ça agace Medelmerick.</text:p>
      <text:p text:style-name="Standard"><text:tab/>Ethia danse dans le vent, devant la pierre, ça agace Medelmerick.</text:p>
      <text:p text:style-name="Standard"><text:tab/>Ethia rapièce une voile en lachant des jurons, ça agace Medelmerick.</text:p>
      <text:p text:style-name="Standard"><text:tab/>Ethia ressert les cordes, ca agace Medelmerick qui les refait en grognant.</text:p>
      <text:p text:style-name="Standard"><text:tab/>Ethia parle de Ilzagal, de Norbrande, de l'Academie, et ça agace Medelmerick.</text:p>
      <text:p text:style-name="Standard"/>
      <text:p text:style-name="Standard">* Flano seul.</text:p>
      <text:p text:style-name="Standard"><text:tab/>Medelmerick est son père, qu'il a rencontré pour la première fois il y a 2 ans lors de la revolte.</text:p>
      <text:p text:style-name="Standard"><text:tab/>Il a vécu avec sa mère, en faisant des petits boulots au port.</text:p>
      <text:p text:style-name="Standard"><text:tab/>Il était content de découvrir le monde, jusqu'à ce que ça se résume à Pydemian - BriseWyrm.</text:p>
      <text:p text:style-name="Standard"><text:tab/>Il n'a jamais pu aller au dela du port des invités de BriseWyrm.</text:p>
      <text:p text:style-name="Standard"><text:tab/>Il veut devenir soigneur, car mauvais souvenir d'un Mal quand il etait jeune.</text:p>
      <text:p text:style-name="Standard"/>
      <text:p text:style-name="Standard">* Ethia </text:p>
      <text:p text:style-name="Standard"><text:tab/>Elle est certaine d'être une future grande mage.</text:p>
      <text:p text:style-name="Standard"><text:tab/>Elle a plein de famille à BriseWyrm.</text:p>
      <text:p text:style-name="Standard"><text:tab/>Les gnomes de BriseWyrm sont aussi porteur d'une Graine du Pommier, comme Ilzagal.</text:p>
      <text:p text:style-name="Standard"><text:tab/>Elle a rejoint Medelmerick il y a un an, pour l'aventure.</text:p>
      <text:p text:style-name="Standard"><text:tab/>Elle a découvert sa magie lors d'une tempète prêt d'Ilzagal, et veut faire autre chose maintenant.</text:p>
      <text:p text:style-name="Standard"/>
      <text:p text:style-name="Standard">* Medelmerick </text:p>
      <text:p text:style-name="Standard"><text:tab/>Il ne sait pas comment gérer son fils qu'il connait peu.</text:p>
      <text:p text:style-name="Standard"><text:tab/>C'est un ancien esclave d'Akebhé.</text:p>
      <text:p text:style-name="Standard"><text:tab/>Il l'est devenu suite à un conflit avec Akebhé, quand il était marchand pour lui.</text:p>
      <text:p text:style-name="Standard"><text:tab/>Il a travaillé à Pydemian pour Akebhé quelques temps.</text:p>
      <text:p text:style-name="Standard"><text:tab/>Il se lasse de Pydemian et BriseWyrm, mais c'est le chemin le plus sécuritaire pour son fils.</text:p>
      <text:p text:style-name="Standard"><text:tab/>Lui, il aimerait aller vers l'Ouest, loin d'Aujir Tural (Akebhé), mais c'est un long et dangereux trajet. Peut être les Iles des Prince Marchands.</text:p>
      <text:p text:style-name="Standard"><text:tab/></text:p>
      <text:p text:style-name="Standard"><text:soft-page-break/>Rumeurs ================================</text:p>
      <text:p text:style-name="Standard">(Les informations viennent des marchands recents arrivés après la fin du siège)</text:p>
      <text:p text:style-name="Standard"/>
      <text:list xml:id="list3770275215620864806" text:style-name="L1">
        <text:list-item>
          <text:p text:style-name="P1">Un Gnome venu d'Ilzagal avant le départ rigolait en parlant d'un dragon du Roi Sorcier. Il a failli s'etouffer.</text:p>
        </text:list-item>
      </text:list>
      <text:list xml:id="list7385500024323612432" text:style-name="L2">
        <text:list-item>
          <text:p text:style-name="P2">Les pirates de Marigold ont été apperçus vers l'ile des Guerisseurs, entre Pydemian et Norbrande.</text:p>
        </text:list-item>
      </text:list>
      <text:list xml:id="list8870637937503784238" text:style-name="L3">
        <text:list-item>
          <text:p text:style-name="P3">Les pirates semblent prévoir un assaut contre Akebhé.</text:p>
        </text:list-item>
      </text:list>
      <text:list xml:id="list2551329908757366940" text:style-name="L4">
        <text:list-item>
          <text:p text:style-name="P4">Les pirates semblent vouloir s'en prendre à Pydemian car l'accord n'aurait pas été respecté.</text:p>
        </text:list-item>
      </text:list>
      <text:list xml:id="list1853351896362322171" text:style-name="L5">
        <text:list-item>
          <text:p text:style-name="P5">On dit que Norbrande rassemble un groupe armé pour soutenir Pydemian contre le Devoreur.</text:p>
        </text:list-item>
      </text:list>
      <text:list xml:id="list6234600058990937446" text:style-name="L6">
        <text:list-item>
          <text:p text:style-name="P6">Des navires d'Akebhé ont été vu le long des cotes, on craint des captures d'esclaves.</text:p>
        </text:list-item>
      </text:list>
      <text:list xml:id="list8719730618692272362" text:style-name="L7">
        <text:list-item>
          <text:p text:style-name="P7">Des marins ont eu affaire à des vents etranges à Ilzagal. Ca semble assez fréquent ces derniers temps.</text:p>
        </text:list-item>
      </text:list>
      <text:list xml:id="list7445678118711781945" text:style-name="L8">
        <text:list-item>
          <text:p text:style-name="P8">On a vu des bateaux de l'Academie se rendre à BriseWyrm recemment.</text:p>
        </text:list-item>
      </text:list>
      <text:list xml:id="list5076470552715016967" text:style-name="L9">
        <text:list-item>
          <text:p text:style-name="P9">Ilzagal a fété le retour de Khukan Muwworth, le bras droit de Marigold.</text:p>
        </text:list-item>
      </text:list>
      <text:list xml:id="list6224915922547425219" text:style-name="L10">
        <text:list-item>
          <text:p text:style-name="P10">Ilzagal fait la fête depuis des jours! Ca donne envie d'y aller!</text:p>
        </text:list-item>
      </text:list>
      <text:list xml:id="list5196936875656657606" text:style-name="L11">
        <text:list-item>
          <text:p text:style-name="P11">La garde de Pydemian semblait chercher une espionne elfe qui se serait enfuit de la prison pendant la bataille du siège.</text:p>
        </text:list-item>
      </text:list>
      <text:list xml:id="list6416340071236034550" text:style-name="L12">
        <text:list-item>
          <text:p text:style-name="P12">Il a été entendu que les gars de Akebhé voulaient récupérer un prisonnier du nom de Sabellad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0-06T00:12:45.54</meta:creation-date>
    <meta:document-statistic meta:table-count="0" meta:image-count="0" meta:object-count="0" meta:page-count="2" meta:paragraph-count="57" meta:word-count="653" meta:character-count="3811"/>
    <dc:date>2024-10-06T00:14:21.27</dc:date>
    <meta:editing-duration>PT1M36S</meta:editing-duration>
    <meta:editing-cycles>1</meta:editing-cycles>
    <meta:generator>OpenOffice/4.1.7$Win32 OpenOffice.org_project/417m1$Build-9800</meta:generator>
  </office:meta>
</office:document-meta>
</file>